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in" loext:contextual-spacing="false" fo:line-height="150%"/>
      <style:text-properties officeooo:rsid="001dad27" officeooo:paragraph-rsid="001dad27"/>
    </style:style>
    <style:style style:name="P2" style:family="paragraph" style:parent-style-name="Standard">
      <style:paragraph-properties fo:margin-top="0in" fo:margin-bottom="0in" loext:contextual-spacing="false" fo:line-height="150%"/>
      <style:text-properties officeooo:rsid="001dad27" officeooo:paragraph-rsid="001dad27"/>
    </style:style>
    <style:style style:name="P3" style:family="paragraph" style:parent-style-name="Standard" style:list-style-name="L3">
      <style:paragraph-properties fo:margin-top="0in" fo:margin-bottom="0in" loext:contextual-spacing="false" fo:line-height="150%"/>
      <style:text-properties officeooo:rsid="001dad27" officeooo:paragraph-rsid="01f09177"/>
    </style:style>
    <style:style style:name="P4" style:family="paragraph" style:parent-style-name="Standard">
      <style:paragraph-properties fo:margin-top="0in" fo:margin-bottom="0in" loext:contextual-spacing="false" fo:line-height="150%"/>
      <style:text-properties officeooo:rsid="001dad27" officeooo:paragraph-rsid="01d795eb"/>
    </style:style>
    <style:style style:name="P5" style:family="paragraph" style:parent-style-name="Standard" style:list-style-name="L1">
      <style:paragraph-properties fo:margin-top="0in" fo:margin-bottom="0in" loext:contextual-spacing="false" fo:line-height="150%"/>
      <style:text-properties officeooo:paragraph-rsid="01d3e753"/>
    </style:style>
    <style:style style:name="P6" style:family="paragraph" style:parent-style-name="Standard" style:list-style-name="L1">
      <style:paragraph-properties fo:margin-top="0in" fo:margin-bottom="0in" loext:contextual-spacing="false" fo:line-height="150%"/>
      <style:text-properties officeooo:paragraph-rsid="01db4549"/>
    </style:style>
    <style:style style:name="P7" style:family="paragraph" style:parent-style-name="Standard" style:list-style-name="L1">
      <style:paragraph-properties fo:margin-top="0in" fo:margin-bottom="0in" loext:contextual-spacing="false" fo:line-height="150%"/>
      <style:text-properties officeooo:paragraph-rsid="01dd6242"/>
    </style:style>
    <style:style style:name="P8" style:family="paragraph" style:parent-style-name="Standard">
      <style:paragraph-properties fo:margin-top="0in" fo:margin-bottom="0in" loext:contextual-spacing="false" fo:line-height="150%"/>
      <style:text-properties fo:font-weight="bold" officeooo:paragraph-rsid="001dad27" style:font-weight-asian="bold" style:font-weight-complex="bold"/>
    </style:style>
    <style:style style:name="P9" style:family="paragraph" style:parent-style-name="Standard" style:list-style-name="L1">
      <style:paragraph-properties fo:margin-top="0in" fo:margin-bottom="0in" loext:contextual-spacing="false" fo:line-height="150%"/>
      <style:text-properties officeooo:rsid="01c9f6bc" officeooo:paragraph-rsid="01c9f6bc"/>
    </style:style>
    <style:style style:name="P10" style:family="paragraph" style:parent-style-name="Standard" style:list-style-name="L1">
      <style:paragraph-properties fo:margin-top="0in" fo:margin-bottom="0in" loext:contextual-spacing="false" fo:line-height="150%"/>
      <style:text-properties officeooo:rsid="01d3e753" officeooo:paragraph-rsid="01d3e753"/>
    </style:style>
    <style:style style:name="P11" style:family="paragraph" style:parent-style-name="Standard" style:list-style-name="L1">
      <style:paragraph-properties fo:margin-top="0in" fo:margin-bottom="0in" loext:contextual-spacing="false" fo:line-height="150%"/>
      <style:text-properties officeooo:rsid="01d795eb" officeooo:paragraph-rsid="01d795eb"/>
    </style:style>
    <style:style style:name="P12" style:family="paragraph" style:parent-style-name="Standard">
      <style:paragraph-properties fo:margin-top="0in" fo:margin-bottom="0in" loext:contextual-spacing="false" fo:line-height="150%"/>
      <style:text-properties officeooo:rsid="01db4549" officeooo:paragraph-rsid="01db4549"/>
    </style:style>
    <style:style style:name="P13" style:family="paragraph" style:parent-style-name="Standard" style:list-style-name="L1">
      <style:paragraph-properties fo:margin-top="0in" fo:margin-bottom="0in" loext:contextual-spacing="false" fo:line-height="150%"/>
      <style:text-properties officeooo:rsid="01dd6242" officeooo:paragraph-rsid="01dd6242"/>
    </style:style>
    <style:style style:name="P14" style:family="paragraph" style:parent-style-name="Standard" style:list-style-name="L1">
      <style:paragraph-properties fo:margin-top="0in" fo:margin-bottom="0in" loext:contextual-spacing="false" fo:line-height="150%"/>
      <style:text-properties officeooo:rsid="01e75fcd" officeooo:paragraph-rsid="01e75fcd"/>
    </style:style>
    <style:style style:name="P15" style:family="paragraph" style:parent-style-name="Standard" style:list-style-name="L3">
      <style:paragraph-properties fo:margin-top="0in" fo:margin-bottom="0in" loext:contextual-spacing="false" fo:line-height="150%"/>
      <style:text-properties officeooo:rsid="01eecde3" officeooo:paragraph-rsid="01eecde3"/>
    </style:style>
    <style:style style:name="P16" style:family="paragraph" style:parent-style-name="Standard">
      <style:paragraph-properties fo:margin-top="0in" fo:margin-bottom="0in" loext:contextual-spacing="false" fo:line-height="150%"/>
      <style:text-properties officeooo:rsid="01eecde3" officeooo:paragraph-rsid="01eecde3"/>
    </style:style>
    <style:style style:name="P17" style:family="paragraph" style:parent-style-name="Standard" style:list-style-name="L3">
      <style:paragraph-properties fo:margin-top="0in" fo:margin-bottom="0in" loext:contextual-spacing="false" fo:line-height="150%"/>
      <style:text-properties officeooo:rsid="01f28ff8" officeooo:paragraph-rsid="01f28ff8"/>
    </style:style>
    <style:style style:name="P18" style:family="paragraph" style:parent-style-name="Standard" style:list-style-name="L1">
      <style:paragraph-properties fo:margin-top="0in" fo:margin-bottom="0in" loext:contextual-spacing="false" fo:line-height="150%"/>
      <style:text-properties officeooo:rsid="01f7574c" officeooo:paragraph-rsid="01f7574c"/>
    </style:style>
    <style:style style:name="T1" style:family="text">
      <style:text-properties officeooo:rsid="001dad27"/>
    </style:style>
    <style:style style:name="T2" style:family="text">
      <style:text-properties officeooo:rsid="01c9f6bc"/>
    </style:style>
    <style:style style:name="T3" style:family="text">
      <style:text-properties officeooo:rsid="01cd0861"/>
    </style:style>
    <style:style style:name="T4" style:family="text">
      <style:text-properties officeooo:rsid="01ce8497"/>
    </style:style>
    <style:style style:name="T5" style:family="text">
      <style:text-properties officeooo:rsid="01d03f1e"/>
    </style:style>
    <style:style style:name="T6" style:family="text">
      <style:text-properties officeooo:rsid="01d17ce8"/>
    </style:style>
    <style:style style:name="T7" style:family="text">
      <style:text-properties officeooo:rsid="01d3e753"/>
    </style:style>
    <style:style style:name="T8" style:family="text">
      <style:text-properties officeooo:rsid="01d490cc"/>
    </style:style>
    <style:style style:name="T9" style:family="text">
      <style:text-properties officeooo:rsid="01d55ec8"/>
    </style:style>
    <style:style style:name="T10" style:family="text">
      <style:text-properties officeooo:rsid="01d6116d"/>
    </style:style>
    <style:style style:name="T11" style:family="text">
      <style:text-properties officeooo:rsid="01d9f834"/>
    </style:style>
    <style:style style:name="T12" style:family="text">
      <style:text-properties officeooo:rsid="01dd6242"/>
    </style:style>
    <style:style style:name="T13" style:family="text">
      <style:text-properties officeooo:rsid="01e03c4a"/>
    </style:style>
    <style:style style:name="T14" style:family="text">
      <style:text-properties officeooo:rsid="01e0ed9e"/>
    </style:style>
    <style:style style:name="T15" style:family="text">
      <style:text-properties officeooo:rsid="01ec0ce8"/>
    </style:style>
    <style:style style:name="T16" style:family="text">
      <style:text-properties officeooo:rsid="01ecf87b"/>
    </style:style>
    <style:style style:name="T17" style:family="text">
      <style:text-properties officeooo:rsid="01f09177"/>
    </style:style>
    <style:style style:name="T18" style:family="text">
      <style:text-properties officeooo:rsid="01f5240f"/>
    </style:style>
    <style:style style:name="T19" style:family="text">
      <style:text-properties officeooo:rsid="01f904b1"/>
    </style:style>
    <style:style style:name="T20" style:family="text">
      <style:text-properties officeooo:rsid="01f93ac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Spatiotemporal signals in vision models: diving in with Jupyter Notebook</text:span></text:p>
      <text:p text:style-name="P1">Speakers: Lynn Schmittwilken, Dr. Joris Vincent</text:p>
      <text:p text:style-name="P1"/>
      <text:p text:style-name="P1">Images and movies can be described mathematically as spatiotemporally varying signals with specific spectral components. Early visual mechanisms respond to these components and therefore computational models of early visual processes often incorporate spectral analysis. Thus, understanding the fundamentals of these techniques is relevant 1. to understand early visual processes, and 2. to characterise low-level aspects of experimental stimuli to study vision in all levels of the visual hierarchy. In this hands-on tutorial, we explain how (moving) images can be decomposed into their constituent spatial and temporal frequency components. Using the Jupyter Notebook interactive programming environment, we will explore how these different components make up visual stimuli ranging from simple to more naturalistic images. At the end of the tutorial, you will be able to use Jupyter Notebook to analyse (experimental) stimuli and their low-level visual features. One reason <text:s/>to decompose stimuli into their frequency components, is to selectively remove individual components using spatiotemporal filters. The receptive fields of neurons in the early visual system are often characterised as such filters. Therefore, in the second part of this tutorial, we will implement early receptive fields and explore what spatiotemporal information the visual system is most sensitive to. The goal here is to build up a small, working model of early vision that captures common features such as the human contrast sensitivity function.</text:p>
      <text:p text:style-name="P1"/>
      <text:p text:style-name="P1"/>
      <text:p text:style-name="P1">Structure of tutorial:</text:p>
      <text:p text:style-name="P12">Part 1: 1-dimensional signals</text:p>
      <text:list xml:id="list4206448471" text:style-name="L1">
        <text:list-item>
          <text:p text:style-name="P13">Time</text:p>
          <text:list>
            <text:list-item>
              <text:p text:style-name="P6"><text:span text:style-name="T12">1d-fft of </text:span><text:span text:style-name="T2">flashing light →</text:span><text:span text:style-name="T3"> </text:span><text:span text:style-name="T5">time (sine-wave, square-wave, </text:span><text:span text:style-name="T8">compound signal</text:span><text:span text:style-name="T5">)</text:span></text:p>
              <text:list>
                <text:list-item>
                  <text:p text:style-name="P18">power + phase</text:p>
                </text:list-item>
              </text:list>
            </text:list-item>
            <text:list-item>
              <text:p text:style-name="P13">adding components</text:p>
            </text:list-item>
            <text:list-item>
              <text:p text:style-name="P13">removing components <text:span text:style-name="T13">(we are not sensitive to very high frequencies) </text:span><text:span text:style-name="T15">+ inverse fft</text:span></text:p>
            </text:list-item>
          </text:list>
        </text:list-item>
        <text:list-item>
          <text:p text:style-name="P13">Space</text:p>
          <text:list>
            <text:list-item>
              <text:p text:style-name="P7"><text:span text:style-name="T14">1d-fft of different signals</text:span><text:span text:style-name="T4"> </text:span><text:span text:style-name="T9">(same as for time → can be done for any </text:span><text:span text:style-name="T10">signal) </text:span><text:span text:style-name="T16">+ inverse fft</text:span></text:p>
            </text:list-item>
          </text:list>
        </text:list-item>
      </text:list>
      <text:p text:style-name="P12"/>
      <text:p text:style-name="P12">Part 2: 2-dimensional signals</text:p>
      <text:list xml:id="list140049262810241" text:continue-numbering="true" text:style-name="L1">
        <text:list-item>
          <text:p text:style-name="P9">2d ff<text:span text:style-name="T7">t: </text:span><text:span text:style-name="T6">going to images</text:span></text:p>
          <text:list>
            <text:list-item>
              <text:p text:style-name="P10">1d-xdir, 1d-ydir</text:p>
            </text:list-item>
            <text:list-item>
              <text:p text:style-name="P10">2d of grating</text:p>
            </text:list-item>
            <text:list-item>
              <text:p text:style-name="P5"><text:soft-page-break/><text:span text:style-name="T7">rotate grating</text:span></text:p>
            </text:list-item>
            <text:list-item>
              <text:p text:style-name="P10">plaids</text:p>
            </text:list-item>
            <text:list-item>
              <text:p text:style-name="P11">natural images →<text:span text:style-name="T19"> phase </text:span><text:span text:style-name="T20">(maybe natural images vs pink noise)</text:span></text:p>
            </text:list-item>
          </text:list>
        </text:list-item>
        <text:list-item>
          <text:p text:style-name="P14">Filtering: we are more sensitive to some spatial frequencies</text:p>
        </text:list-item>
      </text:list>
      <text:p text:style-name="P4"/>
      <text:p text:style-name="P1"/>
      <text:p text:style-name="P1">Part <text:span text:style-name="T11">3</text:span>: Applications to vision science – <text:span text:style-name="T18">Highlight interesting topics</text:span></text:p>
      <text:list xml:id="list1266077063" text:style-name="L3">
        <text:list-item>
          <text:p text:style-name="P3"><text:span text:style-name="T17">The visual system as a filter machine</text:span></text:p>
          <text:list>
            <text:list-item>
              <text:p text:style-name="P3">Implementing early receptive fields as filters</text:p>
            </text:list-item>
            <text:list-item>
              <text:p text:style-name="P17">Retina, LGN, V1, higher areas</text:p>
            </text:list-item>
            <text:list-item>
              <text:p text:style-name="P17">CNNs</text:p>
            </text:list-item>
          </text:list>
        </text:list-item>
        <text:list-item>
          <text:p text:style-name="P15">CSF – single or multiple filters</text:p>
        </text:list-item>
        <text:list-item>
          <text:p text:style-name="P15">Analysing videos (eye movements)</text:p>
        </text:list-item>
      </text:list>
      <text:p text:style-name="P16"/>
      <text:p text:style-name="P16"/>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1T15:10:25.016955684</meta:creation-date>
    <dc:date>2022-07-07T13:58:57.270203743</dc:date>
    <meta:editing-duration>PT13H1M5S</meta:editing-duration>
    <meta:editing-cycles>284</meta:editing-cycles>
    <meta:generator>LibreOffice/6.4.7.2$Linux_X86_64 LibreOffice_project/40$Build-2</meta:generator>
    <dc:creator>Lynn Schmittwilken</dc:creator>
    <meta:document-statistic meta:table-count="0" meta:image-count="0" meta:object-count="0" meta:page-count="2" meta:paragraph-count="27" meta:word-count="385" meta:character-count="2469" meta:non-whitespace-character-count="2128"/>
  </office:meta>
</office:document-meta>
</file>